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margin-left="0cm" fo:margin-right="0cm" fo:text-indent="0.37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185cm" style:auto-text-indent="false"/>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WWNum1" style:master-page-name="Standard">
      <style:paragraph-properties style:page-number="auto"/>
    </style:style>
    <style:style style:name="P9" style:family="paragraph">
      <style:paragraph-properties fo:text-align="center"/>
    </style:style>
    <style:style style:name="T1" style:family="text">
      <style:text-properties fo:font-style="italic" style:font-style-asian="italic"/>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text-properties fo:font-size="10.5pt" style:font-size-asian="10.5pt" style:font-size-complex="12pt"/>
    </style:style>
    <style:style style:name="fr1" style:family="graphic" style:parent-style-name="Formula">
      <style:graphic-properties style:vertical-pos="middle" style:vertical-rel="text" draw:ole-draw-aspect="1"/>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2595069766075524" text:style-name="WWNum1">
        <text:list-item>
          <text:p text:style-name="P8">目的</text:p>
        </text:list-item>
      </text:list>
      <text:p text:style-name="Standard">　アナログ集積回路の中でも最も基本的なICである演算増幅器(Operational Amplifier,OP.Amp,略称、オペアンプ)の基礎特性を理解する。</text:p>
      <text:p text:style-name="Standard"/>
      <text:list xml:id="list201946756634174" text:continue-numbering="true" text:style-name="WWNum1">
        <text:list-item>
          <text:p text:style-name="P5">解説</text:p>
        </text:list-item>
      </text:list>
      <text:list xml:id="list6920762224198993387" text:style-name="WWNum2">
        <text:list-item>
          <text:p text:style-name="P6">アナログ集積回路と演算増幅器</text:p>
        </text:list-item>
      </text:list>
      <text:p text:style-name="Standard">　現在、アナログ集積回路(Analog Integrated Circuit,AIC)は、ディジタル集積回路(Digital Integrated Circuit,DIC)と並んで集積回路の二つの大きい分野を構成している。DICが電卓、計算機、メモリー等に広く用いられているのに対し、AICはテレビやラジオ等に利用されている。AICには、演算増幅器、コンパータ、発振器、復調器、かけ算器、対数変換器などがあり、これらは線形増幅器やダイオード・トランジスタ等の非線形素子を複合して構成されている。</text:p>
      <text:p text:style-name="Standard">　線形増幅器の代表的なものが、本実験で扱う、演算増幅器(Operational Amplifier;略称、オペアンプ)である。オペアンプは、アナログ電子計算機の線形要素の基本素子であったが、今日では、万能の高利得・広帯域増幅器として他の用途にも広く用いられている。オペアンプは、図1(a)の記号で表し、差動増幅器、高利得増幅器、レベルシフト回路そしてエミタホロワ回路を縦列に接続して作られている。オペアンプを用いた最も基本的な回路構成を図1(b)に示す。外部素子の<text:span text:style-name="T1">Z1</text:span>と<text:span text:style-name="T1">ZF</text:span>に、線形素子(抵抗、コンデンサ等)や非線形素子(ダイオード、トランジスタ等)を組み合わせて接続することにより、様々な演算動作を行わせることができる。</text:p>
      <text:p text:style-name="Standard"><draw:g text:anchor-type="char" draw:z-index="0" draw:style-name="gr1"><draw:rect draw:style-name="gr2" draw:text-style-name="P9" svg:width="14.992cm" svg:height="10.081cm" svg:x="0.002cm" svg:y="0cm"><text:p/></draw:rect></draw:g></text:p>
      <text:p text:style-name="P2">オペアンプ内部の等価回路を図2に示す。ここで、Zinは入力インピーダンス、Zoは出力インピーダンス、Aは電圧増幅率である。Aは、一般に、周波数の関数となる。また、</text:p>
      <text:p text:style-name="P2">Δiは、入力に換算した等価オフセット電流を表している。このオペアンプを図1(b)の回路に応用した場合、電圧利得は次式で与えられる。</text:p>
      <text:p text:style-name="P2"><draw:frame draw:style-name="fr1" text:anchor-type="as-char" svg:width="8.573cm" svg:height="2.11cm" draw:z-index="1"><draw:object xlink:href="./Object 2" xlink:type="simple" xlink:show="embed" xlink:actuate="onLoad"/><draw:image xlink:href="./ObjectReplacements/Object 2" xlink:type="simple" xlink:show="embed" xlink:actuate="onLoad"/></draw:frame> <text:s text:c="3"/><text:tab/><text:tab/>(1)</text:p>
      <text:p text:style-name="P3"><text:s text:c="4"/>もし、ZoがZ1、Zf、Zinに対して十分小さなければ、上式は、</text:p>
      <text:p text:style-name="P2"><draw:frame draw:style-name="fr1" text:anchor-type="as-char" svg:width="5.816cm" svg:height="1.125cm" draw:z-index="2"><draw:object xlink:href="./Object 4" xlink:type="simple" xlink:show="embed" xlink:actuate="onLoad"/><draw:image xlink:href="./ObjectReplacements/Object 4" xlink:type="simple" xlink:show="embed" xlink:actuate="onLoad"/></draw:frame><text:tab/><text:tab/><text:tab/><text:tab/>(2)</text:p>
      <text:p text:style-name="P2">と近似できる。ここで。</text:p>
      <text:p text:style-name="P2"><draw:frame draw:style-name="fr1" text:anchor-type="as-char" svg:width="3.909cm" svg:height="1.238cm" draw:z-index="3"><draw:object xlink:href="./Object 6" xlink:type="simple" xlink:show="embed" xlink:actuate="onLoad"/><draw:image xlink:href="./ObjectReplacements/Object 6" xlink:type="simple" xlink:show="embed" xlink:actuate="onLoad"/></draw:frame><text:tab/><text:tab/><text:tab/><text:tab/><text:tab/>(3)</text:p>
      <text:p text:style-name="P2"/>
      <text:p text:style-name="P2">と定義した。(2)の式で、Yの項は、Aが無限大ではないために生じる演算誤差成分で、もし、</text:p>
      <text:p text:style-name="P2"><draw:frame draw:style-name="fr1" text:anchor-type="as-char" svg:width="3.168cm" svg:height="1.125cm" draw:z-index="4"><draw:object xlink:href="./Object 8" xlink:type="simple" xlink:show="embed" xlink:actuate="onLoad"/><draw:image xlink:href="./ObjectReplacements/Object 8" xlink:type="simple" xlink:show="embed" xlink:actuate="onLoad"/></draw:frame><text:tab/><text:tab/><text:tab/><text:tab/><text:tab/><text:tab/>(4)</text:p>
      <text:p text:style-name="P2"/>
      <text:p text:style-name="P2">であれば、無視できる。(Y&gt;&gt;1)。さらに、ZiΔi/Vinの項はオフセット成分があるために生じる誤差で、</text:p>
      <text:p text:style-name="P2"/>
      <text:p text:style-name="P2">Δi &lt;&lt; <text:s/>Vin / Zi<text:tab/><text:tab/><text:tab/><text:tab/><text:tab/><text:tab/><text:tab/>(5)</text:p>
      <text:p text:style-name="P2"/>
      <text:p text:style-name="Standard">の時無視できる。よって、(4)(5)式の過程が成立するとき、オペアンプの利得は、</text:p>
      <text:p text:style-name="Standard"/>
      <text:p text:style-name="Standard"><draw:frame draw:style-name="fr1" text:anchor-type="as-char" svg:width="2.29cm" svg:height="1.125cm" draw:z-index="5"><draw:object xlink:href="./Object 10" xlink:type="simple" xlink:show="embed" xlink:actuate="onLoad"/><draw:image xlink:href="./ObjectReplacements/Object 10" xlink:type="simple" xlink:show="embed" xlink:actuate="onLoad"/></draw:frame><text:tab/><text:tab/><text:tab/><text:tab/><text:tab/><text:tab/><text:tab/>(2)</text:p>
      <text:p text:style-name="P2"/>
      <text:p text:style-name="Standard">と表せ、外部素子だけで利得決定できる。</text:p>
      <text:p text:style-name="Standard"/>
      <text:list xml:id="list201947441627534" text:continue-numbering="true" text:style-name="WWNum2">
        <text:list-item>
          <text:p text:style-name="P6">仮想接地の概念</text:p>
        </text:list-item>
      </text:list>
      <text:p text:style-name="P4">先の回路(図2)に対して、Vgを計算すると、</text:p>
      <text:p text:style-name="P4"/>
      <text:p text:style-name="P4"><draw:frame draw:style-name="fr1" text:anchor-type="as-char" svg:width="4.703cm" svg:height="2.314cm" draw:z-index="6"><draw:object xlink:href="./Object 12" xlink:type="simple" xlink:show="embed" xlink:actuate="onLoad"/><draw:image xlink:href="./ObjectReplacements/Object 12" xlink:type="simple" xlink:show="embed" xlink:actuate="onLoad"/></draw:frame><text:tab/><text:tab/><text:tab/><text:tab/><text:tab/>(6)</text:p>
      <text:p text:style-name="Standard"/>
      <text:p text:style-name="Standard">を得る。上式は、Aが十分大きいとき、Vgがほぼ零になることを意味している。例えば、</text:p>
      <text:p text:style-name="Standard"><text:soft-page-break/>Vout=－10V、A=<draw:frame draw:style-name="fr1" text:anchor-type="as-char" svg:width="0.758cm" svg:height="0.529cm" draw:z-index="7"><draw:object xlink:href="./Object 14" xlink:type="simple" xlink:show="embed" xlink:actuate="onLoad"/><draw:image xlink:href="./ObjectReplacements/Object 14" xlink:type="simple" xlink:show="embed" xlink:actuate="onLoad"/></draw:frame>の時、Vg=0.1mVとなり、マイナス(－)端子はプラス(+)端子とほぼ同電位となり、短絡されていると考えて差し支えない。これを仮想短絡(Virtual short)と呼ぶ。特にこの場合プラス(+)端子は、アースに接続されており、接地されている。これを仮想接地(Virtual Ground)と呼ぶ。ただし、マイナス(－)端子はアースには直接接続されてなく、この端子からアースに直接的に電流が流れることはない。</text:p>
      <text:p text:style-name="Standard"/>
      <text:p text:style-name="Standard">5.　実験事項</text:p>
      <text:p text:style-name="Standard">　本実験では、オペアンプの基礎データである入力オフセット、入力バイアス電流、解放電圧利得、最大出力電圧、スルーレート、帯域幅等の測定を行う。</text:p>
      <text:p text:style-name="Standard"/>
      <text:list xml:id="list2303096015842889233" text:style-name="WWNum3">
        <text:list-item>
          <text:p text:style-name="P7">入力オフセット及び入力バイアス電流の測定</text:p>
        </text:list-item>
      </text:list>
      <text:p text:style-name="Standard">　オペアンプは、入力零の状態でも、出力端子に若干の直流電圧が発生する。これを出力オフセットという。実験で測定する入力オフセットは、出力オフセットをキャンセルさせるのに要する入力電圧(電流)を意味する。入力オフセット電圧および電流は、それぞれ、</text:p>
      <text:p text:style-name="Standard">Vio=|V+―V₋|,　　Iio=|Ii3―Ii2|</text:p>
      <text:p text:style-name="Standard">で与えられる。(図3aを参照)。また、入力バイアス電流はオペアンプ内の初段アンプを駆動するための直流電流を意味し、初段アンプがバイポーラトランジスタの場合には、そのトランジスタの直流動作点におけるベース電流値に相当する。これらの測定回路を図3(b)に示す。なお、この実験は比較的高い測定精度が要求されるため、配線方法や電源ノイズ等に注意して回路を組み立てること。</text:p>
      <text:p text:style-name="Standard"/>
      <text:p text:style-name="Standard">(1a)入力オフセット電圧(Vio)の測定</text:p>
      <text:p text:style-name="Standard">　SW1～3全てをオンにし、Voutを測定する。子のとき、入力オフセット電圧は、次式で求めることができる。</text:p>
      <text:p text:style-name="Standard"><draw:frame draw:style-name="fr1" text:anchor-type="as-char" svg:width="4.831cm" svg:height="2.314cm" draw:z-index="8"><draw:object xlink:href="./Object 16" xlink:type="simple" xlink:show="embed" xlink:actuate="onLoad"/><draw:image xlink:href="./ObjectReplacements/Object 16" xlink:type="simple" xlink:show="embed" xlink:actuate="onLoad"/></draw:frame><text:tab/><text:tab/><text:tab/><text:tab/><text:tab/>(6)</text:p>
      <text:p text:style-name="Standard">を得る。上式は、Aが十分大きいとき、Vgがほぼ零になることを意味している。例えば、</text:p>
      <text:p text:style-name="Standard">Vout=－10V、A=の時、Vg=0.1mVとなり、マイナス(－)端子はプラス(+)端子とほぼ同電位となり、短絡されていると考えて差し支えない。これを仮想短絡(Virtual short)と呼ぶ。特にこの場合プラス(+)端子は、アースに接続されており、接地されている。これを仮想接地(Virtual Ground)と呼ぶ。ただし、マイナス(－)端子はアースには直接接続されてなく、この端子からアースに直接的に電流が流れることはない。</text:p>
      <text:p text:style-name="Standard"/>
      <text:p text:style-name="Standard">5.　実験事項</text:p>
      <text:p text:style-name="Standard">　本実験では、オペアンプの基礎データである入力オフセット、入力バイアス電流、解放電圧利得、最大出力電圧、スルーレート、帯域幅等の測定を行う。</text:p>
      <text:p text:style-name="Standard"/>
      <text:p text:style-name="Standard">(1) 入力オフセット及び入力バイアス電流の測定</text:p>
      <text:p text:style-name="Standard">　オペアンプは、入力零の状態でも、出力端子に若干の直流電圧が発生する。これを出力オフセットという。実験で測定する入力オフセットは、出力オフセットをキャンセルさせるのに要する入力電圧(電流)を意味する。入力オフセット電圧および電流は、それぞれ、</text:p>
      <text:p text:style-name="Standard">Vio=|V+―V₋|,　　Iio=|Ii3―Ii2|</text:p>
      <text:p text:style-name="Standard">で与えられる。(図3aを参照)。また、入力バイアス電流はオペアンプ内の初段アンプを駆動するための直流電流を意味し、初段アンプがバイポーラトランジスタの場合には、そのトランジスタの直流動作点におけるベース電流値に相当する。これらの測定回路を図3(b)に示す。なお、この実験は比較的高い測定精度が要求されるため、配線方法や電源ノイズ等に注意して回路を組み立てること。</text:p>
      <text:p text:style-name="Standard"/>
      <text:p text:style-name="Standard">(1a)入力オフセット電圧(Vio)の測定</text:p>
      <text:p text:style-name="Standard">　SW1～3全てをオンにし、Voutを測定する。このとき、入力オフセット電圧は、次式で求めることができる</text:p>
      <text:p text:style-name="Standard"/>
      <text:p text:style-name="Standard"><draw:frame draw:style-name="fr1" text:anchor-type="as-char" svg:width="3.26cm" svg:height="1.125cm" draw:z-index="9"><draw:object xlink:href="./Object 18" xlink:type="simple" xlink:show="embed" xlink:actuate="onLoad"/><draw:image xlink:href="./ObjectReplacements/Object 18" xlink:type="simple" xlink:show="embed" xlink:actuate="onLoad"/></draw:frame><text:tab/><text:tab/><text:tab/><text:tab/><text:tab/><text:tab/>(7)</text:p>
      <text:p text:style-name="Standard"/>
      <text:p text:style-name="Standard">(1b)入力オフセット電流(Iio)の測定</text:p>
      <text:p text:style-name="Standard">　SW1~3全てをオフにし、Voutを測定する。この時、入力オフセット電流は、次式で計算できる。</text:p>
      <text:p text:style-name="Standard"/>
      <text:p text:style-name="Standard"><draw:frame draw:style-name="fr1" text:anchor-type="as-char" svg:width="2.958cm" svg:height="1.125cm" draw:z-index="10"><draw:object xlink:href="./Object 20" xlink:type="simple" xlink:show="embed" xlink:actuate="onLoad"/><draw:image xlink:href="./ObjectReplacements/Object 20" xlink:type="simple" xlink:show="embed" xlink:actuate="onLoad"/></draw:frame><text:tab/><text:tab/><text:tab/><text:tab/><text:tab/><text:tab/>(8)</text:p>
      <text:p text:style-name="Standard"/>
      <text:p text:style-name="Standard">(1c)入力バイアス電流(Ii)の測定</text:p>
      <text:p text:style-name="Standard">　SW1と2をオフ、SW3がオンの時のVoutをV1とし、次に、SW1と3をオフ、SW2をオンにした時のVoutをV2とする。この時、バイアス電流Ii2とIi3は次式で与えられる。</text:p>
      <text:p text:style-name="Standard"><text:soft-page-break/><draw:frame draw:style-name="fr1" text:anchor-type="as-char" svg:width="2.536cm" svg:height="1.125cm" draw:z-index="11"><draw:object xlink:href="./Object 22" xlink:type="simple" xlink:show="embed" xlink:actuate="onLoad"/><draw:image xlink:href="./ObjectReplacements/Object 22" xlink:type="simple" xlink:show="embed" xlink:actuate="onLoad"/></draw:frame><text:tab/><text:tab/><text:tab/><text:tab/><text:tab/><text:tab/><text:tab/>(9)</text:p>
      <text:p text:style-name="Standard"><draw:frame draw:style-name="fr1" text:anchor-type="as-char" svg:width="5.043cm" svg:height="1.184cm" draw:z-index="12"><draw:object xlink:href="./Object 24" xlink:type="simple" xlink:show="embed" xlink:actuate="onLoad"/><draw:image xlink:href="./ObjectReplacements/Object 24" xlink:type="simple" xlink:show="embed" xlink:actuate="onLoad"/></draw:frame><text:tab/><text:tab/><text:tab/><text:tab/><text:tab/>(9)</text:p>
      <text:p text:style-name="Standard">以上(1a)〜(1c)の実験を電源電圧+-10〜17Vの範囲で変化させ、その特性をグラフにせよ。グラフから、電源電圧の変動に対する変化率を見積れ。まず、はじめに+-10、+-15、+-17Vの時の3点を測定し、測定回路が正しいかどうかを確認する。</text:p>
      <text:p text:style-name="Standard"><text:span text:style-name="T2">InputOffset,BiasCurr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直流開放電圧利得の測定</text:p>
      <text:p text:style-name="Standard">　図4の測定回路において、Vin=10Vとして、Vg'およびVoutを測定せよ(電源電圧+-15V)。この時、</text:p>
      <text:p text:style-name="Standard"><draw:frame draw:style-name="fr1" text:anchor-type="as-char" svg:width="4.748cm" svg:height="1.244cm" draw:z-index="13"><draw:object xlink:href="./Object 26" xlink:type="simple" xlink:show="embed" xlink:actuate="onLoad"/><draw:image xlink:href="./ObjectReplacements/Object 26" xlink:type="simple" xlink:show="embed" xlink:actuate="onLoad"/></draw:frame><text:tab/><text:tab/><text:tab/><text:tab/><text:tab/>(10)</text:p>
      <text:p text:style-name="Standard">となる。電源電圧Vccを10〜17Vの範囲で変化させてA(0)を測定し(注：Veeも-10〜-17Vの間でVccと同時に変化させること)、Vcc、Vee=+-10、+-15、+-17Vとせよ。但し、Vin=Vcc-5(V)とする。</text:p>
      <text:p text:style-name="Standard"/>
      <text:p text:style-name="Standard"><text:span text:style-name="T2">DirectCurrentOpenGai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3">(</text:span><text:span text:style-name="T4">3</text:span><text:span text:style-name="T3">)</text:span><text:span text:style-name="T5">最大出力振幅</text:span><text:span text:style-name="T3">Vomax</text:span><text:span text:style-name="T5">の測定</text:span></text:p>
      <text:p text:style-name="Standard"><text:span text:style-name="T5">　図</text:span><text:span text:style-name="T3">1(b)</text:span><text:span text:style-name="T5">の回路で、</text:span><text:span text:style-name="T3">Zi=Zf=100kΩ</text:span><text:span text:style-name="T5">、出力の負荷抵抗</text:span><text:span text:style-name="T3">Rl=1kΩ</text:span><text:span text:style-name="T5">、電源電圧</text:span><text:span text:style-name="T3">Vcc</text:span><text:span text:style-name="T5">、</text:span><text:span text:style-name="T3">Vee</text:span><text:span text:style-name="T5">を</text:span><text:span text:style-name="T3">+-15V</text:span><text:span text:style-name="T5">に設定する。</text:span><text:span text:style-name="T3">Vin</text:span><text:span text:style-name="T5">を</text:span><text:span text:style-name="T3">-Vcc</text:span><text:span text:style-name="T5">〜</text:span><text:span text:style-name="T3">+Vcc</text:span><text:span text:style-name="T5">の間で変化させた時の、</text:span><text:span text:style-name="T3">Vin-Vout</text:span><text:span text:style-name="T5">特性を測定せよ。出力のマイナス側の飽和値</text:span><text:span text:style-name="T3">V(-)omax</text:span><text:span text:style-name="T5">とプラス側の飽和値</text:span><text:span text:style-name="T3">V(+)omax</text:span><text:span text:style-name="T5">はどの程度の値になるか。また、電源電圧が</text:span><text:span text:style-name="T3">+-10V</text:span><text:span text:style-name="T5">と</text:span><text:span text:style-name="T3">+-17V</text:span><text:span text:style-name="T5">の場合の特性も同様にして測定し、同一グラフに特性を描く</text:span></text:p>
      <text:p text:style-name="Standard"><text:span text:style-name="T5">こと。</text:span></text:p>
      <text:p text:style-name="Standard"/>
      <text:p text:style-name="Standard"><text:s text:c="2"/>実験結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entury" fo:font-size="10.5pt" fo:language="en" fo:country="US" style:letter-kerning="true" style:font-name-asian="TakaoPGothic" style:font-size-asian="10.5pt" style:language-asian="ja" style:country-asian="JP" style:font-name-complex="TakaoPGoth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Century" fo:font-size="10.5pt" fo:language="en" fo:country="US" style:letter-kerning="true" style:font-name-asian="TakaoPGothic" style:font-size-asian="10.5pt" style:language-asian="ja" style:country-asian="JP" style:font-name-complex="TakaoPGoth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punctuation-wrap="simple" style:writing-mode="lr-tb"/>
      <style:text-properties fo:color="#00000a" style:font-name="Century" fo:font-family="Century" style:font-family-generic="roman" style:font-pitch="variable" fo:font-size="10.5pt" fo:language="en" fo:country="US" style:font-name-asian="TakaoPGothic" style:font-family-asian="TakaoPGothic" style:font-family-generic-asian="system" style:font-pitch-asian="variable" style:font-size-asian="10.5pt" style:language-asian="ja" style:country-asian="JP" style:font-name-complex="TakaoPGothic" style:font-family-complex="TakaoPGothic"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size-asian="9pt" style:font-name-complex="TakaoPGothic" style:font-family-complex="TakaoPGothic" style:font-family-generic-complex="system" style:font-pitch-complex="variable" style:font-size-complex="9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Placeholder_20_Text" style:display-name="Placeholder Text" style:family="text" style:parent-style-name="Default_20_Paragraph_20_Font">
      <style:text-properties fo:color="#808080"/>
    </style:style>
    <style:style style:name="吹き出し_20__28_文字_29_" style:display-name="吹き出し (文字)" style:family="text" style:parent-style-name="Default_20_Paragraph_20_Font">
      <style:text-properties style:font-name="Arial" fo:font-family="Arial" style:font-family-generic="roman" style:font-pitch="variable" fo:font-size="9pt" style:font-size-asian="9pt" style:font-name-complex="TakaoPGothic" style:font-family-complex="TakaoPGothic"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
        <style:list-level-properties text:list-level-position-and-space-mode="label-alignment">
          <style:list-level-label-alignment text:label-followed-by="nothing"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
        <style:list-level-properties text:list-level-position-and-space-mode="label-alignment">
          <style:list-level-label-alignment text:label-followed-by="nothing"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
        <style:list-level-properties text:list-level-position-and-space-mode="label-alignment">
          <style:list-level-label-alignment text:label-followed-by="nothing"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741cm" fo:margin-left="2.117cm"/>
        </style:list-level-properties>
      </text:list-level-style-number>
      <text:list-level-style-number text:level="3" style:num-format="1">
        <style:list-level-properties text:list-level-position-and-space-mode="label-alignment">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
        <style:list-level-properties text:list-level-position-and-space-mode="label-alignment">
          <style:list-level-label-alignment text:label-followed-by="nothing" fo:text-indent="-0.741cm" fo:margin-left="4.339cm"/>
        </style:list-level-properties>
      </text:list-level-style-number>
      <text:list-level-style-number text:level="6" style:num-format="1">
        <style:list-level-properties text:list-level-position-and-space-mode="label-alignment">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
        <style:list-level-properties text:list-level-position-and-space-mode="label-alignment">
          <style:list-level-label-alignment text:label-followed-by="nothing" fo:text-indent="-0.741cm" fo:margin-left="6.562cm"/>
        </style:list-level-properties>
      </text:list-level-style-number>
      <text:list-level-style-number text:level="9" style:num-format="1">
        <style:list-level-properties text:list-level-position-and-space-mode="label-alignment">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
        <style:list-level-properties text:list-level-position-and-space-mode="label-alignment">
          <style:list-level-label-alignment text:label-followed-by="nothing"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
        <style:list-level-properties text:list-level-position-and-space-mode="label-alignment">
          <style:list-level-label-alignment text:label-followed-by="nothing"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
        <style:list-level-properties text:list-level-position-and-space-mode="label-alignment">
          <style:list-level-label-alignment text:label-followed-by="nothing"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1:42:00</meta:creation-date>
    <meta:initial-creator>木崎祐一</meta:initial-creator>
    <dc:language>ja-JP</dc:language>
    <dc:date>2016-05-06T00:20:55</dc:date>
    <meta:editing-cycles>3</meta:editing-cycles>
    <meta:editing-duration>PT3M31S</meta:editing-duration>
    <meta:generator>LibreOffice/4.2.8.2$Linux_X86_64 LibreOffice_project/420m0$Build-2</meta:generator>
    <meta:document-statistic meta:table-count="0" meta:image-count="0" meta:object-count="13" meta:page-count="4" meta:paragraph-count="63" meta:word-count="2737" meta:character-count="3444" meta:non-whitespace-character-count="3329"/>
    <meta:template xlink:type="simple" xlink:actuate="onRequest" xlink:title="Normal" xlink:href=""/>
  </office:meta>
</office:document-meta>
</file>

<file path=Object 10/content.xml><?xml version="1.0" encoding="utf-8"?>
<math xmlns="http://www.w3.org/1998/Math/MathML" display="block">
  <semantics>
    <mrow>
      <mfrac>
        <mi mathvariant="italic">Vout</mi>
        <mi mathvariant="italic">Vin</mi>
      </mfrac>
      <mo stretchy="false">=</mo>
      <mfrac>
        <mrow>
          <mi>−</mi>
          <msub>
            <mi>Z</mi>
            <mi>F</mi>
          </msub>
        </mrow>
        <msub>
          <mi>Z</mi>
          <mi>I</mi>
        </msub>
      </mfrac>
    </mrow>
    <annotation encoding="StarMath 5.0">{Vout} over {Vin} = {− {Z} rsub {F}} over {{Z} rsub {I}}</annotation>
  </semantics>
</math>
</file>

<file path=Object 12/content.xml><?xml version="1.0" encoding="utf-8"?>
<math xmlns="http://www.w3.org/1998/Math/MathML" display="block">
  <semantics>
    <mrow>
      <mrow>
        <msub>
          <mi>V</mi>
          <mi>G</mi>
        </msub>
        <mo stretchy="false">=</mo>
        <mfrac>
          <mrow>
            <mn>1</mn>
            <mo stretchy="false">+</mo>
            <mfrac>
              <msub>
                <mi>Z</mi>
                <mn>0</mn>
              </msub>
              <msub>
                <mi>Z</mi>
                <mi>F</mi>
              </msub>
            </mfrac>
          </mrow>
          <mrow>
            <mi>A</mi>
            <mi>−</mi>
            <mfrac>
              <msub>
                <mi>Z</mi>
                <mn>0</mn>
              </msub>
              <msub>
                <mi>Z</mi>
                <mi>F</mi>
              </msub>
            </mfrac>
          </mrow>
        </mfrac>
      </mrow>
      <mi>⋅</mi>
      <mi mathvariant="italic">Vout</mi>
      <mi>−</mi>
      <mfrac>
        <msub>
          <mi>V</mi>
          <mi mathvariant="italic">OUT</mi>
        </msub>
        <mi>A</mi>
      </mfrac>
    </mrow>
    <annotation encoding="StarMath 5.0">{V} rsub {G} = {1 + {{Z} rsub {0}} over {{Z} rsub {F}}} over {A − {{Z} rsub {0}} over {{Z} rsub {F}}} ⋅ Vout − {{V} rsub {OUT}} over {A}</annotation>
  </semantics>
</math>
</file>

<file path=Object 14/content.xml><?xml version="1.0" encoding="utf-8"?>
<math xmlns="http://www.w3.org/1998/Math/MathML" display="block">
  <semantics>
    <msup>
      <mn>10</mn>
      <mn>5</mn>
    </msup>
    <annotation encoding="StarMath 5.0">{10} ^ {5}</annotation>
  </semantics>
</math>
</file>

<file path=Object 16/content.xml><?xml version="1.0" encoding="utf-8"?>
<math xmlns="http://www.w3.org/1998/Math/MathML" display="block">
  <semantics>
    <mrow>
      <mrow>
        <msub>
          <mi>V</mi>
          <mi>G</mi>
        </msub>
        <mo stretchy="false">=</mo>
        <mfrac>
          <mrow>
            <mi>−</mi>
            <mrow>
              <mn>1</mn>
              <mo stretchy="false">+</mo>
              <mfrac>
                <msub>
                  <mi>Z</mi>
                  <mn>0</mn>
                </msub>
                <msub>
                  <mi>Z</mi>
                  <mi>F</mi>
                </msub>
              </mfrac>
            </mrow>
          </mrow>
          <mrow>
            <mi>A</mi>
            <mi>−</mi>
            <mfrac>
              <msub>
                <mi>Z</mi>
                <mn>0</mn>
              </msub>
              <msub>
                <mi>Z</mi>
                <mi>F</mi>
              </msub>
            </mfrac>
          </mrow>
        </mfrac>
      </mrow>
      <mi>⋅</mi>
      <mi mathvariant="italic">Vout</mi>
      <mi>≒</mi>
      <mfrac>
        <mi mathvariant="italic">Vout</mi>
        <mi>A</mi>
      </mfrac>
    </mrow>
    <annotation encoding="StarMath 5.0">{V} rsub {G} = {− 1 + {{Z} rsub {0}} over {{Z} rsub {F}}} over {A − {{Z} rsub {0}} over {{Z} rsub {F}}} ⋅ Vout ≒ {Vout} over {A}</annotation>
  </semantics>
</math>
</file>

<file path=Object 18/content.xml><?xml version="1.0" encoding="utf-8"?>
<math xmlns="http://www.w3.org/1998/Math/MathML" display="block">
  <semantics>
    <mrow>
      <mrow>
        <msub>
          <mi>V</mi>
          <mi mathvariant="italic">IO</mi>
        </msub>
        <mo stretchy="false">=</mo>
        <mfrac>
          <msub>
            <mi>R</mi>
            <mn>1</mn>
          </msub>
          <mrow>
            <msub>
              <mi>R</mi>
              <mn>1</mn>
            </msub>
            <mo stretchy="false">+</mo>
            <msub>
              <mi>R</mi>
              <mi>F</mi>
            </msub>
          </mrow>
        </mfrac>
      </mrow>
      <mi mathvariant="italic">Vout</mi>
    </mrow>
    <annotation encoding="StarMath 5.0">{V} rsub {IO} = {{R} rsub {1}} over {{R} rsub {1} + {R} rsub {F}} Vout</annotation>
  </semantics>
</math>
</file>

<file path=Object 2/content.xml><?xml version="1.0" encoding="utf-8"?>
<math xmlns="http://www.w3.org/1998/Math/MathML" display="block">
  <semantics>
    <mrow>
      <mrow>
        <mfrac>
          <mrow>
            <mi>V</mi>
            <mi mathvariant="italic">out</mi>
          </mrow>
          <mi mathvariant="italic">Vin</mi>
        </mfrac>
        <mo stretchy="false">=</mo>
        <mfrac>
          <mrow>
            <mi>−</mi>
            <mi mathvariant="italic">Zf</mi>
          </mrow>
          <mi mathvariant="italic">Zi</mi>
        </mfrac>
      </mrow>
      <mi>・</mi>
      <mfrac>
        <mrow>
          <mi>A</mi>
          <mi>−</mi>
          <mfrac>
            <mi mathvariant="italic">Zo</mi>
            <mi mathvariant="italic">Zf</mi>
          </mfrac>
        </mrow>
        <mrow>
          <mi>A</mi>
          <mrow>
            <mrow>
              <mo fence="true" stretchy="true">(</mo>
              <mrow>
                <mrow>
                  <mn>1</mn>
                  <mo stretchy="false">+</mo>
                  <mi>Y</mi>
                </mrow>
              </mrow>
              <mo fence="true" stretchy="true">)</mo>
            </mrow>
            <mo stretchy="false">+</mo>
            <mfrac>
              <mi mathvariant="italic">Zo</mi>
              <mrow>
                <mo fence="true" stretchy="true">(</mo>
                <mrow>
                  <mrow>
                    <mrow>
                      <mi mathvariant="italic">Zi</mi>
                      <mo stretchy="false">/</mo>
                      <mi mathvariant="normal">❑</mi>
                    </mrow>
                    <mi mathvariant="italic">Zin</mi>
                  </mrow>
                </mrow>
                <mo fence="true" stretchy="true">)</mo>
              </mrow>
            </mfrac>
          </mrow>
        </mrow>
      </mfrac>
      <mi>・</mi>
      <mrow>
        <mo fence="true" stretchy="true">[</mo>
        <mrow>
          <mrow>
            <mn>1</mn>
            <mi>＋</mi>
            <mi mathvariant="italic">Zi</mi>
            <mfrac>
              <mrow>
                <mi>Δ</mi>
                <mi>i</mi>
              </mrow>
              <mi mathvariant="italic">Vin</mi>
            </mfrac>
          </mrow>
        </mrow>
        <mo fence="true" stretchy="true">]</mo>
      </mrow>
    </mrow>
    <annotation encoding="StarMath 5.0">{V out} over {Vin} = {− Zf} over {Zi} ・ {A − {Zo} over {Zf}} over {A left (1 + Y right ) + {Zo} over {left ({Zi} / &lt;?&gt; Zin right )}} ・ left [1 ＋ Zi {Δ i} over {Vin} right ]</annotation>
  </semantics>
</math>
</file>

<file path=Object 20/content.xml><?xml version="1.0" encoding="utf-8"?>
<math xmlns="http://www.w3.org/1998/Math/MathML" display="block">
  <semantics>
    <mrow>
      <msub>
        <mi>I</mi>
        <mi mathvariant="italic">IO</mi>
      </msub>
      <mo stretchy="false">=</mo>
      <mfrac>
        <mrow>
          <msub>
            <mi>V</mi>
            <mi mathvariant="italic">OUT</mi>
          </msub>
          <mi>−</mi>
          <msub>
            <mi>V</mi>
            <mi mathvariant="italic">IO</mi>
          </msub>
        </mrow>
        <mrow>
          <msub>
            <mi>R</mi>
            <mi>F</mi>
          </msub>
          <mo stretchy="false">+</mo>
          <mi>R</mi>
        </mrow>
      </mfrac>
    </mrow>
    <annotation encoding="StarMath 5.0">{I} rsub {IO} = {{V} rsub {OUT} − {V} rsub {IO}} over {{R} rsub {F} + R}</annotation>
  </semantics>
</math>
</file>

<file path=Object 22/content.xml><?xml version="1.0" encoding="utf-8"?>
<math xmlns="http://www.w3.org/1998/Math/MathML" display="block">
  <semantics>
    <mrow>
      <msub>
        <mi>I</mi>
        <mrow>
          <mi>I</mi>
          <mn>2</mn>
        </mrow>
      </msub>
      <mo stretchy="false">=</mo>
      <mfrac>
        <mrow>
          <msub>
            <mi>V</mi>
            <mn>1</mn>
          </msub>
          <mi>−</mi>
          <msub>
            <mi>V</mi>
            <mi mathvariant="italic">IO</mi>
          </msub>
        </mrow>
        <mrow>
          <msub>
            <mi>R</mi>
            <mi>F</mi>
          </msub>
          <mo stretchy="false">+</mo>
          <mi>R</mi>
        </mrow>
      </mfrac>
    </mrow>
    <annotation encoding="StarMath 5.0">{I} rsub {I 2} = {{V} rsub {1} − {V} rsub {IO}} over {{R} rsub {F} + R}</annotation>
  </semantics>
</math>
</file>

<file path=Object 24/content.xml><?xml version="1.0" encoding="utf-8"?>
<math xmlns="http://www.w3.org/1998/Math/MathML" display="block">
  <semantics>
    <mrow>
      <mrow>
        <msub>
          <mi>I</mi>
          <mrow>
            <mi>I</mi>
            <mn>3</mn>
          </mrow>
        </msub>
        <mo stretchy="false">=</mo>
        <mrow>
          <mfrac>
            <mrow>
              <mi>−</mi>
              <mrow>
                <mo fence="true" stretchy="true">(</mo>
                <mrow>
                  <mrow>
                    <msub>
                      <mi>V</mi>
                      <mn>2</mn>
                    </msub>
                    <mi>−</mi>
                    <msub>
                      <mi>V</mi>
                      <mi mathvariant="italic">IO</mi>
                    </msub>
                  </mrow>
                </mrow>
                <mo fence="true" stretchy="true">)</mo>
              </mrow>
            </mrow>
            <mrow>
              <msub>
                <mi>R</mi>
                <mi>F</mi>
              </msub>
              <mo stretchy="false">+</mo>
              <mi>R</mi>
            </mrow>
          </mfrac>
          <mo stretchy="false">+</mo>
          <mfrac>
            <msub>
              <mi>R</mi>
              <mi>F</mi>
            </msub>
            <mrow>
              <msub>
                <mi>R</mi>
                <mi>F</mi>
              </msub>
              <mo stretchy="false">+</mo>
              <mi>R</mi>
            </mrow>
          </mfrac>
        </mrow>
      </mrow>
      <msub>
        <mi>I</mi>
        <mrow>
          <mi>I</mi>
          <mn>2</mn>
        </mrow>
      </msub>
    </mrow>
    <annotation encoding="StarMath 5.0">{I} rsub {I 3} = {− left ({V} rsub {2} − {V} rsub {IO} right )} over {{R} rsub {F} + R} + {{R} rsub {F}} over {{R} rsub {F} + R} {I} rsub {I 2}</annotation>
  </semantics>
</math>
</file>

<file path=Object 26/content.xml><?xml version="1.0" encoding="utf-8"?>
<math xmlns="http://www.w3.org/1998/Math/MathML" display="block">
  <semantics>
    <mrow>
      <mi>A</mi>
      <mrow>
        <mrow>
          <mo fence="true" stretchy="true">(</mo>
          <mrow>
            <mn>0</mn>
          </mrow>
          <mo fence="true" stretchy="true">)</mo>
        </mrow>
        <mo stretchy="false">=</mo>
        <mfrac>
          <msub>
            <mi>V</mi>
            <mi mathvariant="italic">out</mi>
          </msub>
          <msub>
            <mi>V</mi>
            <mi>G</mi>
          </msub>
        </mfrac>
        <mo stretchy="false">=</mo>
        <mrow>
          <mo fence="true" stretchy="true">(</mo>
          <mrow>
            <mrow>
              <mn>1</mn>
              <mo stretchy="false">+</mo>
              <mfrac>
                <msub>
                  <mi>R</mi>
                  <mn>1</mn>
                </msub>
                <msub>
                  <mi>R</mi>
                  <mn>2</mn>
                </msub>
              </mfrac>
            </mrow>
          </mrow>
          <mo fence="true" stretchy="true">)</mo>
        </mrow>
      </mrow>
      <mfrac>
        <msub>
          <mi>V</mi>
          <mi mathvariant="italic">OUT</mi>
        </msub>
        <mrow>
          <msub>
            <mi>V</mi>
            <mi>G</mi>
          </msub>
          <mi>'</mi>
        </mrow>
      </mfrac>
    </mrow>
    <annotation encoding="StarMath 5.0">A left (0 right ) = {{V} rsub {out}} over {{V} rsub {G}} = left (1 + {{R} rsub {1}} over {{R} rsub {2}} right ) {{V} rsub {OUT}} over {{V} rsub {G} '}</annotation>
  </semantics>
</math>
</file>

<file path=Object 4/content.xml><?xml version="1.0" encoding="utf-8"?>
<math xmlns="http://www.w3.org/1998/Math/MathML" display="block">
  <semantics>
    <mrow>
      <mrow>
        <mfrac>
          <mi mathvariant="italic">Vout</mi>
          <mi mathvariant="italic">Vin</mi>
        </mfrac>
        <mo stretchy="false">=</mo>
        <mfrac>
          <mrow>
            <mi>−</mi>
            <msub>
              <mi>Z</mi>
              <mi>F</mi>
            </msub>
          </mrow>
          <msub>
            <mi>Z</mi>
            <mi>I</mi>
          </msub>
        </mfrac>
      </mrow>
      <mi>⋅</mi>
      <mrow>
        <mo fence="true" stretchy="true">(</mo>
        <mrow>
          <mfrac>
            <mn>1</mn>
            <mrow>
              <mn>1</mn>
              <mo stretchy="false">+</mo>
              <mi>Y</mi>
            </mrow>
          </mfrac>
        </mrow>
        <mo fence="true" stretchy="true">)</mo>
      </mrow>
      <mi>⋅</mi>
      <mrow>
        <mo fence="true" stretchy="true">(</mo>
        <mrow>
          <mrow>
            <mrow>
              <mn>1</mn>
              <mo stretchy="false">+</mo>
              <msub>
                <mi>Z</mi>
                <mi>I</mi>
              </msub>
            </mrow>
            <mfrac>
              <mrow>
                <mi>△</mi>
                <mi>i</mi>
              </mrow>
              <mi mathvariant="italic">Vin</mi>
            </mfrac>
          </mrow>
        </mrow>
        <mo fence="true" stretchy="true">)</mo>
      </mrow>
    </mrow>
    <annotation encoding="StarMath 5.0">{Vout} over {Vin} = {− {Z} rsub {F}} over {{Z} rsub {I}} ⋅ left ({1} over {1 + Y} right ) ⋅ left (1 + {Z} rsub {I} {△ i} over {Vin} right )</annotation>
  </semantics>
</math>
</file>

<file path=Object 6/content.xml><?xml version="1.0" encoding="utf-8"?>
<math xmlns="http://www.w3.org/1998/Math/MathML" display="block">
  <semantics>
    <mrow>
      <mrow>
        <mi>Y</mi>
        <mo stretchy="false">=</mo>
        <mfrac>
          <mn>1</mn>
          <mi>A</mi>
        </mfrac>
      </mrow>
      <mi>⋅</mi>
      <mrow>
        <mo fence="true" stretchy="true">[</mo>
        <mrow>
          <mrow>
            <mn>1</mn>
            <mo stretchy="false">+</mo>
            <mfrac>
              <msub>
                <mi>Z</mi>
                <mn>0</mn>
              </msub>
              <mrow>
                <mrow>
                  <msub>
                    <mi>Z</mi>
                    <mi>I</mi>
                  </msub>
                  <mo stretchy="false">/</mo>
                  <mi mathvariant="normal">❑</mi>
                </mrow>
                <mi mathvariant="italic">Zin</mi>
              </mrow>
            </mfrac>
          </mrow>
        </mrow>
        <mo fence="true" stretchy="true">]</mo>
      </mrow>
    </mrow>
    <annotation encoding="StarMath 5.0">Y = {1} over {A} ⋅ left [1 + {{Z} rsub {0}} over {{{Z} rsub {I}} / &lt;?&gt; Zin} right ]</annotation>
  </semantics>
</math>
</file>

<file path=Object 8/content.xml><?xml version="1.0" encoding="utf-8"?>
<math xmlns="http://www.w3.org/1998/Math/MathML" display="block">
  <semantics>
    <mrow>
      <mi>A</mi>
      <mi>≫</mi>
      <mrow>
        <mn>1</mn>
        <mo stretchy="false">+</mo>
        <mfrac>
          <msub>
            <mi>Z</mi>
            <mn>0</mn>
          </msub>
          <mrow>
            <mrow>
              <msub>
                <mi>Z</mi>
                <mi>I</mi>
              </msub>
              <mo stretchy="false">/</mo>
              <mi mathvariant="normal">❑</mi>
            </mrow>
            <mi mathvariant="italic">Zin</mi>
          </mrow>
        </mfrac>
      </mrow>
    </mrow>
    <annotation encoding="StarMath 5.0">A ≫ 1 + {{Z} rsub {0}} over {{{Z} rsub {I}} / &lt;?&gt; Zin}</annotation>
  </semantics>
</math>
</file>